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c3f5" officeooo:paragraph-rsid="0018c3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8c3f5" officeooo:paragraph-rsid="0018c3f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c3f5" officeooo:paragraph-rsid="0018c3f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 1</text:p>
      <text:p text:style-name="P2"><text:span text:style-name="T3">Eigenkapital</text:span><text:span text:style-name="T4">: Gesellschafter + Rucklagen</text:span></text:p>
      <text:p text:style-name="P3"><text:span text:style-name="T2"/></text:p>
      <text:p text:style-name="P3"><text:span text:style-name="T2">Zahlungsströme</text:span><text:line-break/><text:span text:style-name="T1">Investition:</text:span> geld ausgeben für ein Wirtschaftsgut (Materiell z.B. Analgevermögen) (Immateriell z.B. Patent, Namen, Marken, Zeichen, Farbmarken, Fotos, Literatur, Musik)</text:p>
      <text:p text:style-name="P2">Finanzierung:<text:span text:style-name="T4"> Finanzwirtschaftliche Gleichgewicht (Menge, Zeit, Ort) bei probleme in diese bereiche wird man Insolvent (Überschuldung und Zahlungsunfähigkeit)</text:span></text:p>
      <text:p text:style-name="P3">Kontroll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8:02:53.450000000</meta:creation-date>
    <dc:date>2024-10-04T10:21:35.653000000</dc:date>
    <meta:editing-duration>PT2H18M44S</meta:editing-duration>
    <meta:editing-cycles>1</meta:editing-cycles>
    <meta:document-statistic meta:table-count="0" meta:image-count="0" meta:object-count="0" meta:page-count="1" meta:paragraph-count="5" meta:word-count="44" meta:character-count="395" meta:non-whitespace-character-count="356"/>
    <meta:generator>LibreOffice/7.6.2.1$Windows_X86_64 LibreOffice_project/56f7684011345957bbf33a7ee678afaf4d2ba333</meta:generator>
  </office:meta>
</office:document-meta>
</file>